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0.812cm" fo:min-width="2.506cm"/>
      <style:paragraph-properties style:writing-mode="lr-tb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538cm" fo:min-width="3.278cm"/>
      <style:paragraph-properties style:writing-mode="lr-tb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126cm" fo:min-width="1.75cm"/>
      <style:paragraph-properties style:writing-mode="lr-tb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1.9cm" fo:min-width="4.05cm"/>
      <style:paragraph-properties style:writing-mode="lr-tb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538cm" fo:min-width="2.87cm"/>
      <style:paragraph-properties style:writing-mode="lr-tb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1cm" fo:min-width="2.063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heads_20_8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3" style:family="graphic" style:parent-style-name="objectwithoutfill">
      <style:graphic-properties draw:marker-end="Arrowheads_20_11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Arrowheads_20_12" draw:marker-end-width="0.3cm" draw:fill="none" draw:textarea-vertical-align="middle"/>
    </style:style>
    <style:style style:name="gr15" style:family="graphic" style:parent-style-name="objectwithoutfill">
      <style:graphic-properties draw:marker-end="Arrowheads_20_13" draw:marker-end-width="0.3cm" draw:fill="none" draw:textarea-vertical-align="middle"/>
    </style:style>
    <style:style style:name="gr16" style:family="graphic" style:parent-style-name="objectwithoutfill">
      <style:graphic-properties draw:marker-end="Arrowheads_20_14" draw:marker-end-width="0.3cm" draw:fill="none" draw:textarea-vertical-align="middle"/>
    </style:style>
    <style:style style:name="gr17" style:family="graphic" style:parent-style-name="objectwithoutfill">
      <style:graphic-properties draw:marker-end="Arrowheads_20_15" draw:marker-end-width="0.3cm" draw:fill="none" draw:textarea-vertical-align="middle"/>
      <style:paragraph-properties style:writing-mode="lr-tb"/>
    </style:style>
    <style:style style:name="gr18" style:family="graphic" style:parent-style-name="objectwithoutfill">
      <style:graphic-properties draw:marker-end="Arrowheads_20_16" draw:marker-end-width="0.3cm" draw:fill="none" draw:textarea-vertical-align="middle"/>
      <style:paragraph-properties style:writing-mode="lr-tb"/>
    </style:style>
    <style:style style:name="gr19" style:family="graphic" style:parent-style-name="standard">
      <style:graphic-properties draw:stroke="none" draw:fill="none" fo:min-height="6.4cm"/>
      <style:paragraph-properties style:writing-mode="lr-tb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538cm" fo:min-width="2.744cm"/>
      <style:paragraph-properties style:writing-mode="lr-tb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2.05cm" fo:min-width="4.35cm"/>
      <style:paragraph-properties style:writing-mode="lr-tb"/>
    </style:style>
    <style:style style:name="gr22" style:family="graphic" style:parent-style-name="standard">
      <style:graphic-properties draw:fill-color="#eeeeee" draw:textarea-horizontal-align="justify" draw:textarea-vertical-align="middle" draw:auto-grow-height="false" fo:min-height="1cm" fo:min-width="1.876cm"/>
      <style:paragraph-properties style:writing-mode="lr-tb"/>
    </style:style>
    <style:style style:name="gr23" style:family="graphic" style:parent-style-name="objectwithoutfill">
      <style:graphic-properties draw:marker-end="Arrowheads_20_3" draw:marker-end-width="0.3cm" draw:fill="none" draw:textarea-vertical-align="middle"/>
    </style:style>
    <style:style style:name="gr24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25" style:family="graphic" style:parent-style-name="objectwithoutfill">
      <style:graphic-properties draw:marker-end="Arrowheads_20_6" draw:marker-end-width="0.3cm" draw:fill="none" draw:textarea-vertical-align="middle"/>
    </style:style>
    <style:style style:name="gr26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27" style:family="graphic" style:parent-style-name="objectwithoutfill">
      <style:graphic-properties draw:marker-end="Arrowheads_20_9" draw:marker-end-width="0.3cm" draw:fill="none" draw:textarea-vertical-align="middle"/>
      <style:paragraph-properties style:writing-mode="lr-tb"/>
    </style:style>
    <style:style style:name="gr28" style:family="graphic" style:parent-style-name="objectwithoutfill">
      <style:graphic-properties draw:marker-end="Arrowheads_20_10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30" style:family="graphic" style:parent-style-name="standard">
      <style:graphic-properties draw:stroke="none" draw:fill="none" fo:min-height="5.6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eeee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style:writing-mode="lr-tb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25cm" svg:height="1.5cm" svg:x="4.975cm" svg:y="2cm">
          <text:p text:style-name="P1">BE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6cm" svg:height="1.25cm" svg:x="4.1cm" svg:y="4.5cm">
          <text:p text:style-name="P1">A:= vstup(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xml:id="id3" draw:id="id3" draw:layer="layout" svg:width="6cm" svg:height="1.25cm" svg:x="4.1cm" svg:y="7.1cm">
          <text:p text:style-name="P1">B := vstup(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4" draw:id="id4" draw:layer="layout" svg:width="4.5cm" svg:height="2.75cm" svg:x="4.85cm" svg:y="13.3cm">
          <text:p text:style-name="P1">A &gt; 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5" draw:id="id5" draw:layer="layout" svg:width="4.55cm" svg:height="2.15cm" svg:x="8.075cm" svg:y="17.05cm">
          <text:p text:style-name="P1">B := B - A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5.35cm" svg:height="1.25cm" svg:x="11.75cm" svg:y="21.5cm">
          <text:p text:style-name="P1">výstup(A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7" draw:id="id7" draw:layer="layout" svg:width="4.25cm" svg:height="1.5cm" svg:x="12.3cm" svg:y="24.5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9" draw:id="id9" draw:layer="layout" svg:width="5.125cm" svg:height="2.5cm" svg:x="4.538cm" svg:y="9.625cm">
          <text:p text:style-name="P1">A == 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7.1cm" svg:y1="3.5cm" svg:x2="7.1cm" svg:y2="4.5cm" draw:start-shape="id1" draw:start-glue-point="8" draw:end-shape="id2" draw:end-glue-point="5" svg:d="M7100 3500v1000" svg:viewBox="0 0 1 1001">
          <text:p/>
        </draw:connector>
        <draw:connector draw:style-name="gr8" draw:text-style-name="P3" draw:layer="layout" svg:x1="7.1cm" svg:y1="5.75cm" svg:x2="7.1cm" svg:y2="7.1cm" draw:start-shape="id2" draw:start-glue-point="8" draw:end-shape="id3" draw:end-glue-point="5" svg:d="M7100 5750v1350" svg:viewBox="0 0 1 1351">
          <text:p/>
        </draw:connector>
        <draw:connector draw:style-name="gr9" draw:text-style-name="P5" draw:layer="layout" svg:x1="9.35cm" svg:y1="14.675cm" svg:x2="10.35cm" svg:y2="17.05cm" draw:start-shape="id4" draw:start-glue-point="7" draw:end-shape="id5" draw:end-glue-point="0" svg:d="M9350 14675h1000v2375" svg:viewBox="0 0 1001 2376">
          <text:p text:style-name="P4">-</text:p>
        </draw:connector>
        <draw:connector draw:style-name="gr10" draw:text-style-name="P3" draw:layer="layout" svg:x1="14.425cm" svg:y1="22.75cm" svg:x2="14.425cm" svg:y2="24.5cm" draw:start-shape="id6" draw:start-glue-point="8" draw:end-shape="id7" draw:end-glue-point="4" svg:d="M14425 22750v1750" svg:viewBox="0 0 1 1751">
          <text:p/>
        </draw:connector>
        <draw:frame draw:style-name="gr11" draw:text-style-name="P6" draw:layer="layout" svg:width="8.25cm" svg:height="3.095cm" svg:x="10.25cm" svg:y="2cm">
          <draw:text-box>
            <text:p>Odčítací Euklidův algoritmus pro nalezení největšího společného dělitele</text:p>
          </draw:text-box>
        </draw:frame>
        <draw:frame draw:style-name="gr12" draw:text-style-name="P6" draw:layer="layout" svg:width="7.5cm" svg:height="1cm" svg:x="12.25cm" svg:y="27.5cm">
          <draw:text-box>
            <text:p><text:span text:style-name="T1">3. století před naším letopočtem</text:span></text:p>
          </draw:text-box>
        </draw:frame>
        <draw:custom-shape draw:style-name="gr4" draw:text-style-name="P2" xml:id="id8" draw:id="id8" draw:layer="layout" svg:width="4.55cm" svg:height="2.15cm" svg:x="2.075cm" svg:y="17.05cm">
          <text:p text:style-name="P1">A := A - B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4.85cm" svg:y1="14.675cm" svg:x2="4.35cm" svg:y2="17.05cm" draw:start-shape="id4" draw:start-glue-point="5" draw:end-shape="id8" draw:end-glue-point="0" svg:d="M4850 14675h-500v2375" svg:viewBox="0 0 501 2376">
          <text:p text:style-name="P4">+</text:p>
        </draw:connector>
        <draw:connector draw:style-name="gr14" draw:text-style-name="P3" draw:layer="layout" draw:line-skew="0.799cm" svg:x1="4.35cm" svg:y1="19.2cm" svg:x2="7.101cm" svg:y2="9.625cm" draw:start-shape="id8" draw:start-glue-point="2" draw:end-shape="id9" draw:end-glue-point="4" svg:d="M4350 19200v1300h-2776v-11376h5527v501" svg:viewBox="0 0 5528 11377">
          <text:p/>
        </draw:connector>
        <draw:connector draw:style-name="gr15" draw:text-style-name="P3" draw:layer="layout" draw:line-skew="0.799cm -11.526cm" svg:x1="10.35cm" svg:y1="19.2cm" svg:x2="7.101cm" svg:y2="9.625cm" draw:start-shape="id5" draw:start-glue-point="2" draw:end-shape="id9" draw:end-glue-point="4" svg:d="M10350 19200v1300h-8750v-11376h5501v501" svg:viewBox="0 0 8751 11377">
          <text:p/>
        </draw:connector>
        <draw:connector draw:style-name="gr16" draw:text-style-name="P3" draw:layer="layout" svg:x1="7.1cm" svg:y1="8.35cm" svg:x2="7.101cm" svg:y2="9.625cm" draw:start-shape="id3" draw:start-glue-point="8" draw:end-shape="id9" draw:end-glue-point="4" svg:d="M7100 8350v638h1v637" svg:viewBox="0 0 2 1276">
          <text:p/>
        </draw:connector>
        <draw:connector draw:style-name="gr17" draw:text-style-name="P5" draw:layer="layout" svg:x1="7.101cm" svg:y1="12.125cm" svg:x2="7.1cm" svg:y2="13.3cm" draw:start-shape="id9" draw:start-glue-point="6" draw:end-shape="id4" draw:end-glue-point="4" svg:d="M7101 12125v588h-1v587" svg:viewBox="0 0 2 1176">
          <text:p text:style-name="P4">- <text:s text:c="3"/></text:p>
        </draw:connector>
        <draw:connector draw:style-name="gr18" draw:text-style-name="P5" draw:layer="layout" svg:x1="9.663cm" svg:y1="10.875cm" svg:x2="14.425cm" svg:y2="21.5cm" draw:start-shape="id9" draw:start-glue-point="7" draw:end-shape="id6" draw:end-glue-point="5" svg:d="M9663 10875h4762v10625" svg:viewBox="0 0 4763 10626">
          <text:p text:style-name="P4">+ <text:s text:c="22"/>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</draw:connector>
        <draw:frame draw:style-name="gr19" draw:text-style-name="P7" draw:layer="layout" svg:width="9.431cm" svg:height="6.65cm" svg:x="1.75cm" svg:y="22.1cm">
          <draw:text-box>
            <text:p>1. a ← x, b ← y</text:p>
            <text:p>2. Dokud a != b, opakujeme:</text:p>
            <text:p>3. <text:s text:c="4"/>Pokud a &gt; b:</text:p>
            <text:p>4. <text:s text:c="8"/>a←a−b</text:p>
            <text:p>5. <text:s text:c="4"/>Jinak:</text:p>
            <text:p>6. <text:s text:c="8"/>b←b−a</text:p>
            <text:p/>
            <text:p>Výstup: Největší společný dělitel a = gcd(x, y)</text:p>
          </draw:text-box>
        </draw:frame>
      </draw:page>
      <draw:page draw:name="page2" draw:style-name="dp1" draw:master-page-name="Default">
        <draw:custom-shape draw:style-name="gr1" draw:text-style-name="P2" xml:id="id10" draw:id="id10" draw:layer="layout" svg:width="4.25cm" svg:height="1.5cm" svg:x="2.875cm" svg:y="2cm">
          <text:p text:style-name="P1">BE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6cm" svg:height="1.25cm" svg:x="2cm" svg:y="4.5cm">
          <text:p text:style-name="P1">A:= vstup(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xml:id="id12" draw:id="id12" draw:layer="layout" svg:width="6cm" svg:height="1.25cm" svg:x="2cm" svg:y="7.1cm">
          <text:p text:style-name="P1">B := vstup(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13" draw:id="id13" draw:layer="layout" svg:width="4.5cm" svg:height="2.75cm" svg:x="2.75cm" svg:y="9.5cm">
          <text:p text:style-name="P1">A &lt; 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15" draw:id="id15" draw:layer="layout" svg:width="4.55cm" svg:height="2.15cm" svg:x="9.875cm" svg:y="12.85cm">
          <text:p text:style-name="P1">prohoď A a B</text:p>
          <draw:enhanced-geometry svg:viewBox="0 0 21600 21600" draw:type="rectangle" draw:enhanced-path="M 0 0 L 21600 0 21600 21600 0 21600 0 0 Z N"/>
        </draw:custom-shape>
        <draw:custom-shape draw:style-name="gr20" draw:text-style-name="P2" xml:id="id16" draw:id="id16" draw:layer="layout" svg:width="5.15cm" svg:height="1.25cm" svg:x="2.425cm" svg:y="21.25cm">
          <text:p text:style-name="P1">výstup(A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17" draw:id="id17" draw:layer="layout" svg:width="4.25cm" svg:height="1.5cm" svg:x="2.875cm" svg:y="24.25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18" draw:id="id18" draw:layer="layout" svg:width="4.85cm" svg:height="2.3cm" svg:x="9.725cm" svg:y="17.125cm">
          <text:p text:style-name="P1">A := A % B</text:p>
          <draw:enhanced-geometry svg:viewBox="0 0 21600 21600" draw:type="rectangle" draw:enhanced-path="M 0 0 L 21600 0 21600 21600 0 21600 0 0 Z N"/>
        </draw:custom-shape>
        <draw:custom-shape draw:style-name="gr22" draw:text-style-name="P2" xml:id="id14" draw:id="id14" draw:layer="layout" svg:width="4.75cm" svg:height="2.5cm" svg:x="2.625cm" svg:y="17.025cm">
          <text:p text:style-name="P1">B =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5cm" svg:y1="3.5cm" svg:x2="5cm" svg:y2="4.5cm" draw:start-shape="id10" draw:start-glue-point="8" draw:end-shape="id11" draw:end-glue-point="5" svg:d="M5000 3500v1000" svg:viewBox="0 0 1 1001">
          <text:p/>
        </draw:connector>
        <draw:connector draw:style-name="gr8" draw:text-style-name="P3" draw:layer="layout" svg:x1="5cm" svg:y1="5.75cm" svg:x2="5cm" svg:y2="7.1cm" draw:start-shape="id11" draw:start-glue-point="8" draw:end-shape="id12" draw:end-glue-point="5" svg:d="M5000 5750v1350" svg:viewBox="0 0 1 1351">
          <text:p/>
        </draw:connector>
        <draw:connector draw:style-name="gr23" draw:text-style-name="P3" draw:layer="layout" svg:x1="5cm" svg:y1="8.35cm" svg:x2="5cm" svg:y2="9.5cm" draw:start-shape="id12" draw:start-glue-point="8" draw:end-shape="id13" draw:end-glue-point="4" svg:d="M5000 8350v1150" svg:viewBox="0 0 1 1151">
          <text:p/>
        </draw:connector>
        <draw:connector draw:style-name="gr24" draw:text-style-name="P5" draw:layer="layout" svg:x1="5cm" svg:y1="12.25cm" svg:x2="5cm" svg:y2="17.025cm" draw:start-shape="id13" draw:start-glue-point="6" draw:end-shape="id14" draw:end-glue-point="4" svg:d="M5000 12250v4775" svg:viewBox="0 0 1 4776">
          <text:p text:style-name="P4"><text:s text:c="4"/>-</text:p>
          <text:p text:style-name="P4"/>
          <text:p text:style-name="P4"/>
          <text:p text:style-name="P4"/>
          <text:p text:style-name="P4"/>
          <text:p text:style-name="P4"/>
          <text:p text:style-name="P4"/>
        </draw:connector>
        <draw:connector draw:style-name="gr9" draw:text-style-name="P5" draw:layer="layout" svg:x1="7.25cm" svg:y1="10.875cm" svg:x2="12.15cm" svg:y2="12.85cm" draw:start-shape="id13" draw:start-glue-point="7" draw:end-shape="id15" draw:end-glue-point="0" svg:d="M7250 10875h4900v1975" svg:viewBox="0 0 4901 1976">
          <text:p text:style-name="P4">+ <text:s text:c="20"/></text:p>
          <text:p text:style-name="P4"/>
        </draw:connector>
        <draw:connector draw:style-name="gr25" draw:text-style-name="P3" draw:layer="layout" svg:x1="12.15cm" svg:y1="15cm" svg:x2="5cm" svg:y2="17.025cm" draw:start-shape="id15" draw:start-glue-point="2" draw:end-shape="id14" draw:end-glue-point="4" svg:d="M12150 15000v1013h-7150v1012" svg:viewBox="0 0 7151 2026">
          <text:p/>
        </draw:connector>
        <draw:connector draw:style-name="gr26" draw:text-style-name="P5" draw:layer="layout" svg:x1="5cm" svg:y1="19.525cm" svg:x2="5cm" svg:y2="21.25cm" draw:start-shape="id14" draw:start-glue-point="6" draw:end-shape="id16" draw:end-glue-point="5" svg:d="M5000 19525v1725" svg:viewBox="0 0 1 1726">
          <text:p text:style-name="P4"><text:s text:c="3"/>+</text:p>
          <text:p text:style-name="P4"/>
        </draw:connector>
        <draw:connector draw:style-name="gr10" draw:text-style-name="P3" draw:layer="layout" svg:x1="5cm" svg:y1="22.5cm" svg:x2="5cm" svg:y2="24.25cm" draw:start-shape="id16" draw:start-glue-point="8" draw:end-shape="id17" draw:end-glue-point="4" svg:d="M5000 22500v1750" svg:viewBox="0 0 1 1751">
          <text:p/>
        </draw:connector>
        <draw:connector draw:style-name="gr27" draw:text-style-name="P5" draw:layer="layout" svg:x1="7.375cm" svg:y1="18.275cm" svg:x2="9.725cm" svg:y2="18.275cm" draw:start-shape="id14" draw:start-glue-point="7" draw:end-shape="id18" draw:end-glue-point="3" svg:d="M7375 18275h2350" svg:viewBox="0 0 2351 1">
          <text:p text:style-name="P4">- <text:s text:c="7"/></text:p>
          <text:p text:style-name="P4"/>
        </draw:connector>
        <draw:connector draw:style-name="gr28" draw:text-style-name="P3" draw:layer="layout" svg:x1="14.575cm" svg:y1="18.275cm" svg:x2="5cm" svg:y2="9.5cm" draw:start-shape="id18" draw:start-glue-point="1" draw:end-shape="id13" draw:end-glue-point="4" svg:d="M14575 18275h501v-9276h-10076v501" svg:viewBox="0 0 10077 9277">
          <text:p/>
        </draw:connector>
        <draw:frame draw:style-name="gr29" draw:text-style-name="P6" draw:layer="layout" svg:width="8.25cm" svg:height="2.384cm" svg:x="10.25cm" svg:y="2cm">
          <draw:text-box>
            <text:p>Euklidův algoritmus pro nalezení největšího společného dělitele</text:p>
          </draw:text-box>
        </draw:frame>
        <draw:frame draw:style-name="gr12" draw:text-style-name="P6" draw:layer="layout" svg:width="7.5cm" svg:height="1cm" svg:x="12.25cm" svg:y="27.5cm">
          <draw:text-box>
            <text:p><text:span text:style-name="T1">3. století před naším letopočtem</text:span></text:p>
          </draw:text-box>
        </draw:frame>
        <draw:frame draw:style-name="gr30" draw:text-style-name="P7" draw:layer="layout" svg:width="11cm" svg:height="5.94cm" svg:x="8.75cm" svg:y="21.155cm">
          <draw:text-box>
            <text:p>1. a ← x, b ← y</text:p>
            <text:p>2. Opakujeme:</text:p>
            <text:p>3. <text:s text:c="4"/>Pokud a &lt; b, prohodíme a s b.</text:p>
            <text:p>4. <text:s text:c="4"/>Pokud b = 0, vyskočíme z cyklu.</text:p>
            <text:p>5. <text:s text:c="4"/>a ← a mod b</text:p>
            <text:p/>
            <text:p>Výstup: Největší společný dělitel </text:p>
            <text:p><text:s text:c="4"/>a = gcd(x, y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MP1" style:family="paragraph">
      <style:paragraph-properties fo:text-align="end"/>
    </style:style>
    <style:style style:name="MP2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2" draw:layer="backgroundobjects" svg:width="9.5cm" svg:height="0.7cm" svg:x="10.5cm" svg:y="28.2cm">
        <draw:text-box>
          <text:p text:style-name="MP1"><text:span text:style-name="MT1">Licence: CC </text:span><text:span text:style-name="MT1">BY-SA 4.0, </text:span><text:span text:style-name="MT1">Author: Lukáš </text:span><text:span text:style-name="MT1">Doktor</text:span></text:p>
        </draw:text-box>
      </draw:frame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ukáš Doktor</meta:initial-creator>
    <meta:creation-date>2022-10-17T09:13:09.335758641</meta:creation-date>
    <dc:date>2022-11-10T17:54:29.306816254</dc:date>
    <dc:creator>Lukáš Doktor</dc:creator>
    <meta:editing-duration>PT1H2M35S</meta:editing-duration>
    <meta:editing-cycles>16</meta:editing-cycles>
    <meta:generator>LibreOffice/7.3.6.2$Linux_X86_64 LibreOffice_project/30$Build-2</meta:generator>
    <meta:document-statistic meta:object-count="45"/>
  </office:meta>
</office:document-meta>
</file>